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s roman" svg:font-family="'Times news roman'"/>
    <style:font-face style:name="Times news romans" svg:font-family="'Times news romans'"/>
  </office:font-face-decls>
  <office:automatic-styles>
    <style:style style:name="P1" style:family="paragraph" style:parent-style-name="Text_20_body">
      <style:text-properties style:font-name="Times news romans" officeooo:rsid="0010a4fc" officeooo:paragraph-rsid="0010a4fc"/>
    </style:style>
    <style:style style:name="P2" style:family="paragraph" style:parent-style-name="Standard">
      <style:paragraph-properties fo:text-align="center" style:justify-single-word="false"/>
      <style:text-properties style:font-name="Times news romans" officeooo:rsid="0010a4fc" officeooo:paragraph-rsid="0010a4fc"/>
    </style:style>
    <style:style style:name="P3" style:family="paragraph" style:parent-style-name="Standard">
      <style:paragraph-properties fo:text-align="center" style:justify-single-word="false"/>
      <style:text-properties style:font-name="Times news romans" fo:font-weight="bold" officeooo:rsid="0010a4fc" officeooo:paragraph-rsid="0010a4fc" style:font-weight-asian="bold" style:font-weight-complex="bold"/>
    </style:style>
    <style:style style:name="P4" style:family="paragraph" style:parent-style-name="Standard">
      <style:paragraph-properties fo:text-align="end" style:justify-single-word="false"/>
      <style:text-properties style:font-name="Times news romans" fo:font-weight="bold" officeooo:rsid="0010a4fc" officeooo:paragraph-rsid="0010a4fc" style:font-weight-asian="bold" style:font-weight-complex="bold"/>
    </style:style>
    <style:style style:name="P5" style:family="paragraph" style:parent-style-name="Standard">
      <style:paragraph-properties fo:text-align="end" style:justify-single-word="false"/>
      <style:text-properties style:font-name="Times news romans" fo:font-style="normal" fo:font-weight="bold" officeooo:rsid="0010a4fc" officeooo:paragraph-rsid="0010a4fc" style:font-style-asian="normal" style:font-weight-asian="bold" style:font-style-complex="normal" style:font-weight-complex="bold"/>
    </style:style>
    <style:style style:name="P6" style:family="paragraph" style:parent-style-name="Text_20_body">
      <style:paragraph-properties fo:text-align="justify" style:justify-single-word="false"/>
      <style:text-properties officeooo:paragraph-rsid="0010a4fc"/>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text-properties style:font-name="Times news romans" officeooo:rsid="0010a4fc" officeooo:paragraph-rsid="0010a4fc"/>
    </style:style>
    <style:style style:name="P10" style:family="paragraph" style:parent-style-name="Heading_20_1">
      <style:paragraph-properties fo:text-align="justify" style:justify-single-word="false"/>
      <style:text-properties style:font-name="Times news roman" officeooo:rsid="001131bf" officeooo:paragraph-rsid="001131bf"/>
    </style:style>
    <style:style style:name="P11" style:family="paragraph" style:parent-style-name="Heading_20_1">
      <style:text-properties officeooo:paragraph-rsid="001131bf"/>
    </style:style>
    <style:style style:name="P12" style:family="paragraph" style:parent-style-name="Heading_20_2">
      <style:text-properties style:font-name="Times news roman" officeooo:rsid="0013846d" officeooo:paragraph-rsid="0013846d"/>
    </style:style>
    <style:style style:name="P13" style:family="paragraph" style:parent-style-name="Heading_20_2">
      <style:text-properties style:font-name="Times news roman"/>
    </style:style>
    <style:style style:name="P14" style:family="paragraph" style:parent-style-name="Heading_20_2">
      <style:text-properties style:font-name="Times news roman" officeooo:rsid="00162d1c" officeooo:paragraph-rsid="00162d1c"/>
    </style:style>
    <style:style style:name="P15" style:family="paragraph" style:parent-style-name="Heading_20_2">
      <style:text-properties style:font-name="Times news roman" officeooo:rsid="00163cad" officeooo:paragraph-rsid="00163cad"/>
    </style:style>
    <style:style style:name="P16" style:family="paragraph" style:parent-style-name="Heading_20_2">
      <style:text-properties style:font-name="Times news roman" officeooo:rsid="001131bf" officeooo:paragraph-rsid="001131bf"/>
    </style:style>
    <style:style style:name="P17" style:family="paragraph" style:parent-style-name="Standard">
      <style:paragraph-properties fo:text-align="end" style:justify-single-word="false"/>
      <style:text-properties style:font-name="Times news romans" fo:font-style="italic" fo:font-weight="normal" officeooo:rsid="0010a4fc" officeooo:paragraph-rsid="0010a4fc" style:font-style-asian="italic" style:font-weight-asian="normal" style:font-style-complex="italic" style:font-weight-complex="normal"/>
    </style:style>
    <style:style style:name="P18" style:family="paragraph" style:parent-style-name="Standard">
      <style:paragraph-properties fo:text-align="center" style:justify-single-word="false"/>
      <style:text-properties style:font-name="Times news romans" officeooo:rsid="0010a4fc" officeooo:paragraph-rsid="00169744"/>
    </style:style>
    <style:style style:name="P19" style:family="paragraph" style:parent-style-name="Standard">
      <style:paragraph-properties fo:text-align="center" style:justify-single-word="false"/>
      <style:text-properties style:font-name="Times news romans" officeooo:rsid="0010a4fc" officeooo:paragraph-rsid="0010a4fc"/>
    </style:style>
    <style:style style:name="P20" style:family="paragraph" style:parent-style-name="Standard">
      <style:paragraph-properties fo:text-align="center" style:justify-single-word="false"/>
      <style:text-properties style:font-name="Times news romans" fo:font-weight="bold" officeooo:rsid="0010a4fc" officeooo:paragraph-rsid="00169744" style:font-weight-asian="bold" style:font-weight-complex="bold"/>
    </style:style>
    <style:style style:name="P21" style:family="paragraph" style:parent-style-name="Standard">
      <style:paragraph-properties fo:text-align="center" style:justify-single-word="false"/>
      <style:text-properties style:font-name="Times news romans" fo:font-weight="bold" officeooo:rsid="00169744" officeooo:paragraph-rsid="00169744" style:font-weight-asian="bold" style:font-weight-complex="bold"/>
    </style:style>
    <style:style style:name="P22" style:family="paragraph" style:parent-style-name="Text_20_body">
      <style:paragraph-properties fo:text-align="justify" style:justify-single-word="false"/>
      <style:text-properties officeooo:paragraph-rsid="001131bf"/>
    </style:style>
    <style:style style:name="P23" style:family="paragraph" style:parent-style-name="Text_20_body">
      <style:paragraph-properties fo:text-align="justify" style:justify-single-word="false"/>
      <style:text-properties officeooo:paragraph-rsid="0013846d"/>
    </style:style>
    <style:style style:name="P24" style:family="paragraph" style:parent-style-name="Text_20_body">
      <style:paragraph-properties fo:text-align="justify" style:justify-single-word="false"/>
      <style:text-properties officeooo:paragraph-rsid="00162d1c"/>
    </style:style>
    <style:style style:name="P25" style:family="paragraph" style:parent-style-name="Text_20_body">
      <style:paragraph-properties fo:text-align="justify" style:justify-single-word="false"/>
      <style:text-properties officeooo:paragraph-rsid="00163cad"/>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rsid="0013846d" officeooo:paragraph-rsid="0013846d"/>
    </style:style>
    <style:style style:name="P28" style:family="paragraph" style:parent-style-name="Text_20_body">
      <style:text-properties officeooo:paragraph-rsid="00162d1c"/>
    </style:style>
    <style:style style:name="P29" style:family="paragraph" style:parent-style-name="Text_20_body">
      <style:text-properties officeooo:paragraph-rsid="00163cad"/>
    </style:style>
    <style:style style:name="P30" style:family="paragraph" style:parent-style-name="Text_20_body">
      <style:paragraph-properties fo:text-align="justify" style:justify-single-word="false"/>
      <style:text-properties style:font-name="Times news roman" fo:font-style="normal" fo:font-weight="normal"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style:font-name="Times news roman" fo:font-style="normal" fo:font-weight="normal" officeooo:paragraph-rsid="00162d1c"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Times news roman" fo:font-style="normal" fo:font-weight="normal" officeooo:paragraph-rsid="001131bf"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Times news roman" fo:font-style="normal" fo:font-weight="normal" officeooo:rsid="00162d1c" officeooo:paragraph-rsid="00162d1c"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style:font-name="Times news roman" officeooo:rsid="0013846d" officeooo:paragraph-rsid="00162d1c"/>
    </style:style>
    <style:style style:name="P35" style:family="paragraph" style:parent-style-name="Text_20_body">
      <style:paragraph-properties fo:text-align="justify" style:justify-single-word="false"/>
      <style:text-properties style:font-name="Times news roman" officeooo:rsid="0013846d" officeooo:paragraph-rsid="0013846d"/>
    </style:style>
    <style:style style:name="P36" style:family="paragraph" style:parent-style-name="Text_20_body">
      <style:paragraph-properties fo:text-align="justify" style:justify-single-word="false"/>
      <style:text-properties style:font-name="Times news roman" officeooo:paragraph-rsid="0013846d"/>
    </style:style>
    <style:style style:name="P37" style:family="paragraph" style:parent-style-name="Text_20_body">
      <style:paragraph-properties fo:text-align="justify" style:justify-single-word="false"/>
      <style:text-properties style:font-name="Times news roman" officeooo:paragraph-rsid="001131b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d1c" style:font-weight-asian="normal" style:font-weight-complex="normal"/>
    </style:style>
    <style:style style:name="T4" style:family="text">
      <style:text-properties fo:font-weight="normal" officeooo:rsid="00169744"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officeooo:rsid="00162d1c" style:font-style-asian="italic" style:font-weight-asian="normal" style:font-style-complex="italic" style:font-weight-complex="normal"/>
    </style:style>
    <style:style style:name="T7" style:family="text">
      <style:text-properties style:font-name="Times news romans"/>
    </style:style>
    <style:style style:name="T8" style:family="text">
      <style:text-properties style:font-name="Times news romans" officeooo:rsid="0010a4fc"/>
    </style:style>
    <style:style style:name="T9" style:family="text">
      <style:text-properties style:font-name="Times news romans" officeooo:rsid="001131bf"/>
    </style:style>
    <style:style style:name="T10" style:family="text">
      <style:text-properties style:font-name="Times news romans" officeooo:rsid="00156a9e"/>
    </style:style>
    <style:style style:name="T11" style:family="text">
      <style:text-properties officeooo:rsid="0012e809"/>
    </style:style>
    <style:style style:name="T12" style:family="text">
      <style:text-properties officeooo:rsid="0013846d"/>
    </style:style>
    <style:style style:name="T13" style:family="text">
      <style:text-properties officeooo:rsid="0014b3f9"/>
    </style:style>
    <style:style style:name="T14" style:family="text">
      <style:text-properties style:text-underline-style="none"/>
    </style:style>
    <style:style style:name="T15" style:family="text">
      <style:text-properties style:text-underline-style="none" officeooo:rsid="00142b6c"/>
    </style:style>
    <style:style style:name="T16" style:family="text">
      <style:text-properties style:text-underline-style="none" officeooo:rsid="0014b3f9"/>
    </style:style>
    <style:style style:name="T17" style:family="text">
      <style:text-properties style:text-underline-style="none" officeooo:rsid="0013846d"/>
    </style:style>
    <style:style style:name="T18" style:family="text">
      <style:text-properties officeooo:rsid="00156a9e"/>
    </style:style>
    <style:style style:name="T19" style:family="text">
      <style:text-properties officeooo:rsid="00162d1c"/>
    </style:style>
    <style:style style:name="T20" style:family="text">
      <style:text-properties fo:font-style="normal" officeooo:rsid="00162d1c"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62d1c" style:font-style-asian="normal" style:font-weight-asian="normal" style:font-style-complex="normal" style:font-weight-complex="normal"/>
    </style:style>
    <style:style style:name="T23" style:family="text">
      <style:text-properties fo:font-style="normal" fo:font-weight="bold" officeooo:rsid="00162d1c" style:font-style-asian="normal" style:font-weight-asian="bold" style:font-style-complex="normal" style:font-weight-complex="bold"/>
    </style:style>
    <style:style style:name="T24" style:family="text">
      <style:text-properties officeooo:rsid="00163cad"/>
    </style:style>
    <style:style style:name="T25" style:family="text">
      <style:text-properties style:font-name="Times news roman"/>
    </style:style>
    <style:style style:name="T26" style:family="text">
      <style:text-properties style:font-name="Times news roman" fo:font-style="normal" fo:font-weight="normal" style:font-style-asian="normal" style:font-weight-asian="normal" style:font-style-complex="normal" style:font-weight-complex="normal"/>
    </style:style>
    <style:style style:name="T27" style:family="text">
      <style:text-properties style:font-name="Times news roman" fo:font-style="normal" fo:font-weight="normal" officeooo:rsid="00162d1c" style:font-style-asian="normal" style:font-weight-asian="normal" style:font-style-complex="normal" style:font-weight-complex="normal"/>
    </style:style>
    <style:style style:name="T28" style:family="text">
      <style:text-properties style:font-name="Times news roman" officeooo:rsid="0014b3f9"/>
    </style:style>
    <style:style style:name="T29" style:family="text">
      <style:text-properties style:font-name="Times news roman" officeooo:rsid="00156a9e"/>
    </style:style>
    <style:style style:name="T30" style:family="text">
      <style:text-properties style:font-name="Times news roman" officeooo:rsid="001131bf"/>
    </style:style>
    <style:style style:name="T31" style:family="text">
      <style:text-properties style:font-name="Times news roman" officeooo:rsid="0013846d"/>
    </style:style>
    <style:style style:name="T32" style:family="text">
      <style:text-properties officeooo:rsid="001131bf"/>
    </style:style>
    <style:style style:name="T33" style:family="text">
      <style:text-properties officeooo:rsid="00169744"/>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o Rio Grande do Norte – IFRN</text:p>
      <text:p text:style-name="P2"/>
      <text:p text:style-name="P2"/>
      <text:p text:style-name="P2"/>
      <text:p text:style-name="P2"/>
      <text:p text:style-name="P2"/>
      <text:p text:style-name="P2"/>
      <text:p text:style-name="P2"/>
      <text:p text:style-name="P2"/>
      <text:p text:style-name="P2"/>
      <text:p text:style-name="P2">Benício do Amaral Neto</text:p>
      <text:p text:style-name="P2"/>
      <text:p text:style-name="P2"/>
      <text:p text:style-name="P2"/>
      <text:p text:style-name="P2"/>
      <text:p text:style-name="P2"/>
      <text:p text:style-name="P2"/>
      <text:p text:style-name="P2"/>
      <text:p text:style-name="P2"/>
      <text:p text:style-name="P2"/>
      <text:p text:style-name="P2"/>
      <text:p text:style-name="P2"/>
      <text:p text:style-name="P18"><text:span text:style-name="T1">Ensaio Filosófico:</text:span> </text:p>
      <text:p text:style-name="P18">Harry Potter <text:span text:style-name="T33">e a Pedra Filosofa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aicó – RN</text:p>
      <text:p text:style-name="P2">28/05/2025</text:p>
      <text:p text:style-name="P2"><text:soft-page-break/>Benício do Amaral Ne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Ensaio Filosófico: </text:p>
      <text:p text:style-name="P20"><text:span text:style-name="T2">Harry Potter </text:span><text:span text:style-name="T4">e a Pedra Filosofal</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17">Este Trabalho é direcionado para complementação</text:p>
      <text:p text:style-name="P17">da nota do 1° Bimestre de Filosofia</text:p>
      <text:p text:style-name="P5">prof.: <text:span text:style-name="T5">Lindoaldo Campos</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21">Informática p/ Internet - 2M</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rotected="true">
            <text:p text:style-name="Contents_20_Heading"><text:soft-page-break/>Sumário</text:p>
          </text:index-title>
          <text:p text:style-name="P7"><text:a xlink:type="simple" xlink:href="#__RefHeading___Toc1_584165390" text:style-name="Index_20_Link" text:visited-style-name="Index_20_Link">Introdução<text:tab/>4</text:a></text:p>
          <text:p text:style-name="P7"><text:a xlink:type="simple" xlink:href="#__RefHeading___Toc3_584165390" text:style-name="Index_20_Link" text:visited-style-name="Index_20_Link">Ensaio Filosófico<text:tab/>5</text:a></text:p>
          <text:p text:style-name="P8"><text:a xlink:type="simple" xlink:href="#__RefHeading___Toc5_584165390" text:style-name="Index_20_Link" text:visited-style-name="Index_20_Link">Considerações iniciais<text:tab/>5</text:a></text:p>
          <text:p text:style-name="P8"><text:a xlink:type="simple" xlink:href="#__RefHeading___Toc659_3494623255" text:style-name="Index_20_Link" text:visited-style-name="Index_20_Link">Harry Potter<text:tab/>5</text:a></text:p>
          <text:p text:style-name="P8"><text:a xlink:type="simple" xlink:href="#__RefHeading___Toc656_3494623255" text:style-name="Index_20_Link" text:visited-style-name="Index_20_Link">Os Dursley<text:tab/>6</text:a></text:p>
          <text:p text:style-name="P8"><text:a xlink:type="simple" xlink:href="#__RefHeading___Toc665_3494623255" text:style-name="Index_20_Link" text:visited-style-name="Index_20_Link">Preconceito: Trouxas e Bruxos<text:tab/>6</text:a></text:p>
          <text:p text:style-name="P8"><text:a xlink:type="simple" xlink:href="#__RefHeading___Toc667_3494623255" text:style-name="Index_20_Link" text:visited-style-name="Index_20_Link">Severus Snape<text:tab/>8</text:a></text:p>
          <text:p text:style-name="P7"><text:a xlink:type="simple" xlink:href="#__RefHeading___Toc7_584165390" text:style-name="Index_20_Link" text:visited-style-name="Index_20_Link">Conclusão<text:tab/>10</text:a></text:p>
        </text:index-body>
      </text:table-of-content>
      <text:h text:style-name="P9" text:outline-level="1" text:is-list-header="tru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9" text:outline-level="1"><text:bookmark-start text:name="__RefHeading___Toc1_584165390"/>Introdução<text:bookmark-end text:name="__RefHeading___Toc1_584165390"/></text:h>
      <text:p text:style-name="P6"><text:span text:style-name="Strong_20_Emphasis"><text:span text:style-name="T7"><text:tab/>"Harry Potter e a Pedra Filosofal"</text:span></text:span><text:span text:style-name="T7"> é o primeiro livro da famosa série escrita por </text:span><text:span text:style-name="Strong_20_Emphasis"><text:span text:style-name="T7">J.K. Rowling</text:span></text:span><text:span text:style-name="T7">. Publicado originalmente em 1997, o livro apresenta o jovem </text:span><text:span text:style-name="Strong_20_Emphasis"><text:span text:style-name="T7">Harry Potter</text:span></text:span><text:span text:style-name="T7">, um garoto órfão que vive com os tios e descobre, aos 11 anos, que é um </text:span><text:span text:style-name="Strong_20_Emphasis"><text:span text:style-name="T7">bruxo</text:span></text:span><text:span text:style-name="T7">. Ele é então convidado a estudar na </text:span><text:span text:style-name="Strong_20_Emphasis"><text:span text:style-name="T7">Escola de Magia e Bruxaria de Hogwarts</text:span></text:span><text:span text:style-name="T7">, onde faz amizades, enfrenta desafios e começa a desvendar os mistérios de seu passado. A história mistura fantasia, aventura e elementos de mistério, enquanto Harry descobre o segredo da </text:span><text:span text:style-name="Strong_20_Emphasis"><text:span text:style-name="T7">Pedra Filosofal</text:span></text:span><text:span text:style-name="T7"> e o ressurgimento do temido bruxo </text:span><text:span text:style-name="Strong_20_Emphasis"><text:span text:style-name="T7">Lord</text:span></text:span><text:span text:style-name="Strong_20_Emphasis"><text:span text:style-name="T10">e</text:span></text:span><text:span text:style-name="Strong_20_Emphasis"><text:span text:style-name="T7"> Voldemort</text:span></text:span><text:span text:style-name="T7">. Essa obra marcou o início de uma das sagas literárias mais populares do mundo.</text:span></text:p>
      <text:p text:style-name="P6"><text:span text:style-name="T7"><text:tab/></text:span><text:span text:style-name="T8">Durante este trabalho, estarei discorrendo acerca de minhas considerações sobre a história do livro, levando em conta as partes as quais mais me agradaram e </text:span><text:span text:style-name="T9">acrescentarei informações provenientes dos livros seguintes da saga.</text:span></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h text:style-name="P11" text:outline-level="1" text:is-list-header="true"><text:bookmark-start text:name="__RefHeading___Toc3_584165390"/><text:soft-page-break/><text:span text:style-name="T30">Ensaio Filosófico</text:span><text:bookmark-end text:name="__RefHeading___Toc3_584165390"/></text:h>
      <text:h text:style-name="P16" text:outline-level="2"><text:bookmark-start text:name="__RefHeading___Toc5_584165390"/>Considerações iniciais<text:bookmark-end text:name="__RefHeading___Toc5_584165390"/></text:h>
      <text:p text:style-name="P37"><text:tab/><text:span text:style-name="T11">Harry potter and the Philosopher’s Stone, ou Harry Potter e a Pedra Filosofal, em português, é uma literatura juvenil de fantasia e aventura que busca atingir um público juvenil, mas com um apelo universal, baseado em sua capacidade de encantar leitores das mais variadas idades, isso se deve ao fato de uma série de fatores narrativos, emocionais e temáticos, além de colaborar com uma linguagem acessível, sendo um estilo claro, fluido e envolvente, fácil o suficiente para leitores jovens, mas inteligente e espirituoso o bastante para leitores experientes. O livro consegue tratar de questões humanas atemporais com excelência, a amizade, coragem, pertencimento e escolhas de valores morais, são exemplos muito bem fundamentados do que a narrativa consegue entregar, além disso, existe também uma narrativa em camadas, a qual por um lado crianças e adolescentes leem a obra como uma aventura mágica empolgante, com regras internas coerentes, personagens carismáticos, cenários fascinantes e um sistema de magias muito bem estruturado, e por outro adultos podem perceber sátiras sociais, críticas sutis, dilemas éticos e até metáforas sobre o crescimento.</text:span></text:p>
      <text:p text:style-name="P37"><text:tab/><text:span text:style-name="T12">A história se passa em sua maioria no castelo da Escola de Magia e Bruxaria de Hogwarts, um cenário deslumbrante que acaba por tirar o fôlego, embora tenha tido início na casa dos Dursley, Tios do personagem principal que criaram ele até receber a carta de admissão em Hogwarts, em Surrey. O narrador está na terceira pessoa e é onisciente. A história se passa no tempo contemporânea em meados da década de 1990.</text:span></text:p>
      <text:p text:style-name="P23"><text:span text:style-name="T25"><text:tab/></text:span><text:span text:style-name="T31">Esse foi o primeiro livro de uma das séries literárias mais vendidas da história, foi traduzido para mais de 80 idiomas e, foi posteriormente adaptado ao cinema em 2001, com direção de Chris Columbus.</text:span></text:p>
      <text:h text:style-name="P12" text:outline-level="2"><text:bookmark-start text:name="__RefHeading___Toc659_3494623255"/>Harry Potter<text:bookmark-end text:name="__RefHeading___Toc659_3494623255"/></text:h>
      <text:p text:style-name="P35"><text:tab/><text:span text:style-name="T14">Filho de Lílian </text:span><text:span text:style-name="T15">Potter (Nascida Evans)</text:span><text:span text:style-name="T14"> e Tiag</text:span><text:span text:style-name="T15">o Potter, ambos bruxos, nasceu dia 31 de julho de 1980, é órfão desde bebê, uma vez que seus pais foram mortos durante um ataque ao seu esconderijo pelo principal antagonista da saga, Lorde Voldemort, o qual ficou muito debilitado, após lançar um ataque mortal no protagonista e ele milagrosamente sobreviver, o motivo continuaria a não ser revelado durante os próximos livros da saga. A partir disso foi levado por bruxos poderosos, Alvo Dumbledore e Minerva Mcgonagall, até residência de seus Tios, onde passaria 11 anos de sua vida, até receber uma carta da Escola de Magia e </text:span><text:soft-page-break/><text:span text:style-name="T15">Bruxaria de Hogwarts, anunciando sua vaga, carta essa que tentara ser evitada por seus tios, os quais atrapalharam muitos anos da vida de Harry, por preconceito com o lado bruxo da família, </text:span><text:span text:style-name="T16">algo sem motivo e irracional, o que era aparente no início. Após inúmeras tentativas de Hogwarts, eles enviaram o Guarda-caça e chaveiro de Hogwarts, posteriormente professor de Trato das Criaturas Mágicas, Rúbeo Hagrid, meio gigante, filho de um bruxo e de uma gigante chamada Fridwulfa, ele resgatou Harry do mundo trouxa e o levou a primeira vez ao beco diagonal.</text:span></text:p>
      <text:p text:style-name="P36"><text:span text:style-name="T17"><text:tab/></text:span><text:span text:style-name="T15">Eu acredito que ele não seja um dos personagens mais interessantes de toda a obra, muito embora, efetue muito bem seu papel como protagonista, sendo uma pessoa corajosa e leal, altruísta e determinado, muitas vezes impulsivo, porém com um forte senso de justiça, um líder natural, embora seja relutante, características essas que fizeram-no ser escolhido para casa da Grifinória durante a cerimônia de seleção de casas, em Hogwarts.</text:span></text:p>
      <text:h text:style-name="P12" text:outline-level="2"><text:bookmark-start text:name="__RefHeading___Toc656_3494623255"/>Os Dursley<text:bookmark-end text:name="__RefHeading___Toc656_3494623255"/></text:h>
      <text:p text:style-name="P27"><text:tab/><text:span text:style-name="T25">Rua dos Alfeneiros (Privet Drive) número 4, em Little Whinging, Surrey, esta é a localização das pessoas que cuidaram do protagonista, Harry Potter, durante 11 anos. </text:span><text:span text:style-name="T28">São tios trouxas, </text:span><text:span text:style-name="T29">do pior tipo existente, são egoístas, egocêntricos, gananciosos e ignorantes,</text:span><text:span text:style-name="T28"> (Não mágicos) de Harry, por parte de mãe, Lílian Potter, a qual é irmã de Petúnia. Eles representam o mundo “normal” e muitas vezes preconceituosos em relação à magia, servindo como um contraste forte com o mundo mágico de Hogwarts. Válter Dursley, é o marido da tia Petúnia, é </text:span><text:span text:style-name="T29">o Diretor da empresa Grunnings, que fabrica brocas, é uma pessoa rígida, arrogante, preconceituosa, grosseira e extremamente desconfortável com qualquer coisa que foge da normalidade, odiando tudo relacionado ao mundo bruxo, tentando com frequência “suprimir” a magia em Harry. Petúnia é uma pessoa amargurada, invejosa e ressentida por não ter poderes mágicos, e carrega um rancor antigo da irmã, que ganhou toda a atenção da família quando foi aceita em Hogwarts, deixando Petúnia para trás, o que pode explicar a desafeição dos Dursley por Harry, apesar disso, ama o filho obsessivamente e mantém Harry por obrigação, e por proteção mágica, algo que ela mesma não entende completamente. Duda Dursley, é primo de Harry, é mimado, egoísta e cruel com Harry durante a infância, entretanto ao longo da série, Duda demonstra uma ligeira evolução e até uma ponta de gratidão por Harry ter salvado sua vida.</text:span></text:p>
      <text:p text:style-name="P34"><text:tab/><text:span text:style-name="T18">Em minha opinião, eles foram um grande empecilho na vida de Harry, graças à amargura sentida pela irmã de Petúnia, todo o ódio pelo mundo bruxo fora descontado em Harry, ele dormia no quarto de baixo da escada, havia de acordar </text:span><text:soft-page-break/><text:span text:style-name="T18">cedo todos os dias para preparar o café da manhã para eles, servia, lavava, recolhia, em resumo, uma vida escrava, </text:span><text:span text:style-name="T19">não recebia presentes de aniversário, o qual muitas vezes sequer era lembrado. Além de tudo isso, ainda criaram resistência para impedir que Harry fosse para Hogwarts, sendo necessária intervenção de Rúbeo Hagrid, acontecimento citado anteriormente, e ainda assim, levaram-no para a estação de trem, sabendo que não existia a estação 9 e meio, apenas para abandonar Harry e vê-lo retornando mais uma vez prostrado em seus pés</text:span></text:p>
      <text:h text:style-name="P13" text:outline-level="2"><text:bookmark-start text:name="__RefHeading___Toc665_3494623255"/><text:span text:style-name="T19">Preconceito: Trouxas e Bruxos </text:span><text:span text:style-name="T18"><text:s/></text:span><text:bookmark-end text:name="__RefHeading___Toc665_3494623255"/></text:h>
      <text:p text:style-name="P24"><text:span text:style-name="T22"><text:tab/></text:span><text:span text:style-name="T27">Assim como em diversos momentos da história humana, onde o desconhecido ou o diferente foi alvo de medo, rejeição ou superioridade imposta, o universo de </text:span><text:span text:style-name="Emphasis"><text:span text:style-name="T27">Harry Potter e a Pedra Filosofal</text:span></text:span><text:span text:style-name="T27"> também apresenta com riqueza simbólica e metafórica o tema do preconceito, especialmente aquele manifestado nas relações entre </text:span><text:span text:style-name="Strong_20_Emphasis"><text:span text:style-name="T27">trouxas</text:span></text:span><text:span text:style-name="T27"> (não mágicos) e </text:span><text:span text:style-name="Strong_20_Emphasis"><text:span text:style-name="T27">bruxos</text:span></text:span><text:span text:style-name="T27">. Este elemento temático é apresentado desde os primeiros capítulos da obra, e se desenvolve de forma mais complexa ao longo de toda a saga, funcionando não apenas como pano de fundo para conflitos dramáticos, mas como um espelho das dinâmicas sociais do mundo real.</text:span></text:p>
      <text:p text:style-name="P24"><text:span text:style-name="T27"><text:tab/>O preconceito começa a se mostrar ainda na </text:span><text:span text:style-name="Strong_20_Emphasis"><text:span text:style-name="T27">residência dos Dursley</text:span></text:span><text:span text:style-name="T27">, tios não mágicos do protagonista. Válter e Petúnia Dursley são caricaturas de uma sociedade que valoriza apenas o que é igual, previsível e “aceitável” segundo seus próprios padrões. Eles vivem numa vizinhança tradicional e se orgulham de serem “perfeitamente normais, obrigado”. A chegada de cartas mágicas e a revelação de que Harry é um bruxo provocam neles não apenas medo, mas repulsa, como se o menino, por ser diferente, trouxesse vergonha à família. A tentativa de “suprimir” a magia em Harry é uma metáfora clara para o modo como sociedades reais muitas vezes tentam anular identidades divergentes – seja por raça, religião, orientação sexual ou outros aspectos pessoais.</text:span></text:p>
      <text:p text:style-name="P33"><text:tab/>Na minha opinião, esse comportamento revela mais do que ignorância: trata-se de uma recusa ativa em aceitar a complexidade da realidade e a multiplicidade das identidades humanas. Os Dursley optam por viver em um mundo estreito, fechado, e impõem essa limitação à infância de Harry. Isso torna evidente que o preconceito não é apenas um ato externo, mas uma estrutura mental que desumaniza e molda relações desde a base.</text:p>
      <text:p text:style-name="P24"><text:span text:style-name="T27"><text:tab/>Contudo, o preconceito </text:span><text:span text:style-name="Strong_20_Emphasis"><text:span text:style-name="T27">não é exclusivo dos trouxas</text:span></text:span><text:span text:style-name="T27">. Uma vez dentro do mundo mágico, Harry se depara com o mesmo tipo de discriminação, apenas invertido. Alguns bruxos de sangue puro, como Draco Malfoy, expressam desdém e superioridade sobre bruxos nascidos trouxas (ou “sangues ruins”, como são </text:span><text:soft-page-break/><text:span text:style-name="T27">pejorativamente chamados). O próprio termo já carrega uma carga simbólica de impureza, e é utilizado como forma de exclusão, rebaixamento e segregação. Essa hostilidade é culturalmente reforçada por famílias como os Malfoy, que enxergam a linhagem mágica como um sinal de nobreza e legitimidade, numa clara alusão a regimes baseados em pureza de sangue ou ideais racistas.</text:span></text:p>
      <text:p text:style-name="P33"><text:tab/>Para mim, isso revela que mesmo os grupos oprimidos, como os bruxos diante do mundo trouxa, também podem reproduzir estruturas de opressão entre si. É uma crítica sutil, porém poderosa, à hipocrisia social: o oprimido de hoje pode ser o opressor de amanhã se não refletir criticamente sobre seus próprios valores e atitudes. Rowling nos convida, através desse universo fictício, a olhar para as próprias contradições humanas.</text:p>
      <text:p text:style-name="P24"><text:span text:style-name="T27"><text:tab/>Essa tensão entre os mundos não se limita à questão de origem mágica. Ela se estende também ao modo como os dois grupos se relacionam com o poder e o saber. Os trouxas desconhecem completamente a existência do mundo bruxo, vivem alienados por medidas mágicas de segurança, como o feitiço de ocultamento. Já os bruxos, por sua vez, deliberadamente mantêm os trouxas na ignorância, o que pode parecer uma forma de proteção, mas também denota uma certa </text:span><text:span text:style-name="Strong_20_Emphasis"><text:span text:style-name="T27">arrogância institucionalizada</text:span></text:span><text:span text:style-name="T27">, de quem acredita ser superior por deter o conhecimento e o poder.</text:span></text:p>
      <text:p text:style-name="P24"><text:span text:style-name="Emphasis"><text:span text:style-name="T27"><text:tab/>Harry Potter e a Pedra Filosofal</text:span></text:span><text:span text:style-name="T27">, ao abordar esse preconceito bilateral, não apenas constrói um universo mágico mais realista, mas também proporciona uma crítica acessível às </text:span><text:span text:style-name="Strong_20_Emphasis"><text:span text:style-name="T27">formas de discriminação que existem no mundo real</text:span></text:span><text:span text:style-name="T27">. A divisão entre os bruxos e os trouxas ecoa os conflitos históricos e atuais que colocam culturas, classes sociais e etnias em oposição. É uma crítica acessível, que convida leitores de todas as idades a refletirem sobre o valor da </text:span><text:span text:style-name="Strong_20_Emphasis"><text:span text:style-name="T27">tolerância, da empatia e do reconhecimento da dignidade do outro</text:span></text:span><text:span text:style-name="T27">.</text:span></text:p>
      <text:p text:style-name="P33"><text:tab/>A própria jornada de Harry é uma denúncia contra esse tipo de pensamento excludente. Sendo filho de bruxos, mas criado no mundo trouxa, ele transita entre os dois universos com naturalidade, aprendendo a valorizá-los por suas qualidades e não por suas origens. Seus amigos também refletem essa união: Hermione Granger é uma das bruxas mais talentosas da série, mesmo sendo nascida trouxa, e Rony Weasley, vindo de uma tradicional família bruxa, trata todos com respeito e sem distinções. Essas amizades e atitudes ajudam a construir um ideal de convivência mais justa e solidária.</text:p>
      <text:p text:style-name="P24"><text:span text:style-name="T27"><text:tab/>Portanto, o preconceito entre trouxas e bruxos não é apenas um conflito periférico na obra de J.K. Rowling, mas sim um </text:span><text:span text:style-name="Strong_20_Emphasis"><text:span text:style-name="T27">elemento estrutural</text:span></text:span><text:span text:style-name="T27"> que alimenta parte dos antagonismos da narrativa. Ele está presente tanto nas ações pequenas do </text:span><text:soft-page-break/><text:span text:style-name="T27">cotidiano, como o desprezo dos Dursley por Harry, quanto nos discursos mais perigosos, como os de Lorde Voldemort, que desejava um mundo onde apenas bruxos de sangue puro sobrevivessem. Assim, a autora constrói uma metáfora poderosa sobre as raízes do ódio, da ignorância e da exclusão, e ao mesmo tempo, sobre o poder transformador do </text:span><text:span text:style-name="Strong_20_Emphasis"><text:span text:style-name="T27">respeito, da amizade e da aceitação do diferente</text:span></text:span><text:span text:style-name="T27">.</text:span></text:p>
      <text:h text:style-name="P14" text:outline-level="2"><text:bookmark-start text:name="__RefHeading___Toc667_3494623255"/>Severus Snape<text:bookmark-end text:name="__RefHeading___Toc667_3494623255"/></text:h>
      <text:p text:style-name="P24"><text:tab/><text:span text:style-name="T27">Severus Snape, é sem dúvidas o personagem mais interessante e misterioso, atrás apenas de Alvo Dumbledore, e meu personagem favorito da série, o que me levou a acreditar que ele merecesse um capítulo próprio neste trabalho.</text:span></text:p>
      <text:p text:style-name="P24"><text:span text:style-name="T27"><text:tab/>Introduzido inicialmente como professor de Poções em </text:span><text:span text:style-name="Emphasis"><text:span text:style-name="T27">Harry Potter e a Pedra Filosofal</text:span></text:span><text:span text:style-name="T27">, Snape é retratado sob a ótica de Harry como alguém frio, irônico e hostil, o que, somado a seu semblante sombrio e comportamento ríspido, faz com que o leitor compartilhe dessa primeira impressão. No entanto, ao longo da série, camadas mais profundas de sua personalidade são reveladas, até que, somente nos momentos finais do último livro, compreendemos com clareza a grandeza trágica de sua história.</text:span></text:p>
      <text:p text:style-name="P33"><text:tab/>Snape é um bruxo de sangue mestiço, filho de uma bruxa, Eileen Prince, e de um trouxa abusivo, Tobias Snape. Desde cedo viveu um ambiente familiar conturbado, o que provavelmente contribuiu para sua personalidade introvertida, amarga e defensiva. Ainda jovem, demonstrou enorme talento para magia, em especial para poções, feitiços e a arte da Legilimência e Oclumência. Ao ingressar em Hogwarts, foi selecionado para a Sonserina, casa conhecida por valorizar ambição, astúcia e pureza de sangue, onde desenvolveu amizades duvidosas e foi frequentemente alvo de bullying por parte de Tiago Potter e seus amigos, incluindo Sirius Black, o que explica, ainda que não justifique, parte de seu ressentimento por Harry, filho de Tiago.</text:p>
      <text:p text:style-name="P33"><text:tab/>O que torna Snape tão singular é sua dualidade. Ele foi um Comensal da Morte, seguidor de Lord Voldemort, e ao mesmo tempo, um dos maiores aliados de Dumbledore e da Ordem da Fênix. Sua motivação mais profunda é revelada por uma única palavra , “sempre” (“always”), dita ao se referir ao amor que sentia por Lílian Potter, mãe de Harry. Esse amor o levou a abandonar Voldemort quando soube que a vida dela estava em perigo e, desde então, Snape dedicou sua existência a proteger o filho da mulher que amava, mesmo que isso significasse conviver com o reflexo de seu antigo rival todos os dias.</text:p>
      <text:p text:style-name="P33"><text:tab/>Em minha opinião, Snape representa um dos personagens mais humanos da saga, não por ser exemplar, mas por ser falho, contraditório, movido por emoções <text:soft-page-break/>intensas e escolhas difíceis. Ele não é herói no sentido tradicional, tampouco vilão completo. Seu amor por Lílian é nobre, mas também possessivo e doloroso. Sua lealdade a Dumbledore é inegável, mas muitas vezes motivada mais por culpa e remorso do que por um desejo altruísta de fazer o bem. Mesmo assim, não há como negar sua coragem: ele enfrentou o perigo constante de ser desmascarado por Voldemort, agiu como espião duplo por anos, e no fim, pagou com a própria vida.</text:p>
      <text:p text:style-name="P31"><text:span text:style-name="T19"><text:tab/>É também importante refletir sobre como Rowling, ao construir Snape, propõe uma desconstrução do maniqueísmo típico da literatura infantojuvenil. Com ele, aprendemos que pessoas boas podem fazer coisas terríveis, e pessoas más podem tomar atitudes honrosas. Isso enriquece a narrativa e oferece ao leitor, especialmente ao jovem leitor, a possibilidade de entender a complexidade do caráter humano.</text:span></text:p>
      <text:p text:style-name="P31"><text:span text:style-name="T19"><text:tab/>Concluindo, Severus Snape não é apenas um personagem secundário na trajetória de Harry Potter. Ele é o eixo silencioso de muitos dos acontecimentos mais importantes da saga. Sua história é um retrato da dor, do arrependimento, da lealdade e do amor não correspondido. E por isso, embora tenha começado como um antagonista, terminou como um dos mais memoráveis e debatidos personagens de toda a obra. Ele nos ensina que nem sempre o que é visível corresponde à verdade mais profunda, e que, por trás da frieza, muitas vezes existe um coração marcado por cicatrizes que jamais foram curadas.</text:span></text:p>
      <text:h text:style-name="P15" text:outline-level="2">O final: quebra de expectativa</text:h>
      <text:p text:style-name="P25"><text:span text:style-name="T25"><text:tab/></text:span><text:span text:style-name="T26">Um dos aspectos mais marcantes da construção narrativa em </text:span><text:span text:style-name="Emphasis"><text:span text:style-name="T26">Harry Potter e a Pedra Filosofal</text:span></text:span><text:span text:style-name="T26"> é a maneira como J.K. Rowling conduz o leitor a acreditar em uma versão dos fatos, apenas para, ao final, revelá-los sob uma luz completamente diferente. Esse recurso, conhecido como </text:span><text:span text:style-name="Strong_20_Emphasis"><text:span text:style-name="T26">plot twist</text:span></text:span><text:span text:style-name="T26">, ou reviravolta narrativa, é utilizado com maestria no desfecho do primeiro livro da saga, surpreendendo leitores de todas as idades e demonstrando o talento da autora em subverter expectativas.</text:span></text:p>
      <text:p text:style-name="P26"><text:span text:style-name="T26"><text:tab/>Durante boa parte da narrativa, tudo leva o leitor (e os próprios personagens) a acreditar que </text:span><text:span text:style-name="Strong_20_Emphasis"><text:span text:style-name="T26">Severus Snape</text:span></text:span><text:span text:style-name="T26"> está tentando roubar a Pedra Filosofal e trazer Lord Voldemort de volta ao poder. Snape é descrito como sombrio, severo, misterioso, um típico antagonista aos olhos de um protagonista jovem e inexperiente como Harry. Além disso, suas atitudes dúbias, sua rivalidade antiga com Tiago Potter, e sua constante antipatia por Harry, alimentam a desconfiança do leitor.</text:span></text:p>
      <text:p text:style-name="P26"><text:span text:style-name="T26"><text:tab/>No entanto, o grande plot twist ocorre quando descobrimos que o verdadeiro vilão por trás da tentativa de roubo da Pedra não era Snape, mas sim </text:span><text:span text:style-name="Strong_20_Emphasis"><text:span text:style-name="T26">o professor </text:span></text:span><text:soft-page-break/><text:span text:style-name="Strong_20_Emphasis"><text:span text:style-name="T26">Quirrell</text:span></text:span><text:span text:style-name="T26">, o inseguro e aparentemente inofensivo mestre de Defesa Contra as Artes das Trevas. Essa revelação quebra completamente a lógica inicial da narrativa. O personagem que parecia mais frágil e inofensivo é, na verdade, o mais perigoso, sendo o hospedeiro físico de Lord Voldemort, que vive parasitariamente em sua nuca, uma imagem chocante e simbólica.</text:span></text:p>
      <text:p text:style-name="P26"><text:span text:style-name="T26"><text:tab/>Essa reviravolta ensina uma lição poderosa: </text:span><text:span text:style-name="Strong_20_Emphasis"><text:span text:style-name="T26">as aparências enganam</text:span></text:span><text:span text:style-name="T26">. Quirrell se esconde atrás de sua gagueira e covardia fabricadas, e por isso passa despercebido, enquanto Snape, que na verdade estava tentando proteger Harry o tempo todo, é julgado por seu comportamento frio e por sua aparência ameaçadora. Essa inversão é fundamental para o desenvolvimento moral do leitor, especialmente o jovem, pois revela que o bem e o mal nem sempre estão onde imaginamos, e que julgamentos apressados baseados em estereótipos podem ser profundamente falhos.</text:span></text:p>
      <text:p text:style-name="P26"><text:span text:style-name="T26"><text:tab/>Em minha opinião, esse plot twist não apenas adiciona um elemento de suspense e surpresa ao enredo, como também introduz um dos </text:span><text:span text:style-name="Strong_20_Emphasis"><text:span text:style-name="T26">valores filosóficos mais importantes da série</text:span></text:span><text:span text:style-name="T26">: a necessidade de questionar, de olhar mais profundamente, e de desconfiar da superfície das coisas. A revelação sobre Quirrell amplia a maturidade de Harry, que, aos 11 anos, vivencia seu primeiro grande aprendizado sobre a complexidade da moralidade humana.</text:span></text:p>
      <text:p text:style-name="P30">Além disso, esse final revela que o verdadeiro vilão da história, Voldemort, ainda está vivo, mesmo em forma debilitada, e isso planta a semente do conflito que se desenrolará ao longo dos livros seguintes. É um encerramento que, ao mesmo tempo, satisfaz e inquieta. Traz resolução, mas abre portas para questões maiores.</text:p>
      <text:p text:style-name="P26"><text:span text:style-name="T26">Portanto, o plot twist de </text:span><text:span text:style-name="Emphasis"><text:span text:style-name="T26">A Pedra Filosofal</text:span></text:span><text:span text:style-name="T26"> vai muito além de uma simples surpresa: ele é uma peça central da construção ética da série. Ele nos mostra que o mal pode se esconder sob máscaras suaves, e que a virtude pode existir onde menos se espera, ainda que envolta em sombras. É um convite a ver o mundo com olhos mais críticos, atentos e empáticos. E talvez, seja essa uma das maiores virtudes da obra de Rowling: formar leitores mais atentos não só às histórias, mas também à realidade.</text:span></text:p>
      <text:p text:style-name="P29"/>
      <text:h text:style-name="P10" text:outline-level="1"><text:soft-page-break/></text:h>
      <text:h text:style-name="P10" text:outline-level="1"/>
      <text:h text:style-name="P10" text:outline-level="1"><text:bookmark-start text:name="__RefHeading___Toc7_584165390"/>Conclusão<text:bookmark-end text:name="__RefHeading___Toc7_584165390"/></text:h>
      <text:p text:style-name="P32"><text:span text:style-name="T32"><text:tab/>Harry Potter e a Pedra Filosofal não é apenas uma narrativa de fantasia e aventura, mas uma obra que, através de sua trama envolvente e personagens complexos, convida o leitor a refletir sobre questões humanas fundamentais. O livro aborda temas como amizade, coragem, preconceito e escolhas morais, apresentando um universo que, apesar do encanto mágico, espelha as contradições e dilemas do mundo real. A construção dos personagens, especialmente de figuras como Harry, os Dursley e Severus Snape, revela a profundidade e a riqueza da obra, capaz de cativar públicos de todas as idades.</text:span></text:p>
      <text:p text:style-name="P30"><text:tab/>O plot twist final é emblemático dessa capacidade da autora em desconstruir expectativas e estimular uma visão crítica, mostrando que as aparências são frequentemente enganosas e que o verdadeiro bem e mal podem estar disfarçados de formas inesperadas. Essa lição ressoa além das páginas, estimulando o leitor a olhar para a realidade com mais questionamento, empatia e sensibilidade.</text:p>
      <text:p text:style-name="P30"><text:tab/>Em suma, o primeiro livro da saga não apenas inaugura uma aventura inesquecível, mas também estabelece as bases para uma reflexão ética e filosófica que se aprofunda ao longo da série. A Pedra Filosofal é, portanto, muito mais do que uma história sobre magia, é um convite a compreender melhor a complexidade da condição humana, celebrando o poder transformador da amizade, do amor e da coragem diante das adversidades.</text:p>
      <text:p text:style-name="P22"><text:span text:style-name="T3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s roman" svg:font-family="'Times news roman'"/>
    <style:font-face style:name="Times news romans" svg:font-family="'Times news rom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10:36:44.258921364</meta:creation-date>
    <dc:date>2025-05-24T14:43:39.846622189</dc:date>
    <meta:editing-duration>PT17M30S</meta:editing-duration>
    <meta:editing-cycles>2</meta:editing-cycles>
    <meta:generator>LibreOffice/24.2.7.2$Linux_X86_64 LibreOffice_project/420$Build-2</meta:generator>
    <meta:document-statistic meta:table-count="0" meta:image-count="0" meta:object-count="0" meta:page-count="12" meta:paragraph-count="66" meta:word-count="3320" meta:character-count="20585" meta:non-whitespace-character-count="17291"/>
  </office:meta>
</office:document-meta>
</file>